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6e8c" officeooo:paragraph-rsid="00126e8c"/>
    </style:style>
    <style:style style:name="P2" style:family="paragraph" style:parent-style-name="Standard">
      <style:text-properties fo:font-style="italic" officeooo:rsid="00126e8c" officeooo:paragraph-rsid="00126e8c" style:font-style-asian="italic" style:font-style-complex="italic"/>
    </style:style>
    <style:style style:name="P3" style:family="paragraph" style:parent-style-name="Standard">
      <style:text-properties fo:font-style="italic" officeooo:rsid="00126e8c" officeooo:paragraph-rsid="00323ee0" style:font-style-asian="italic" style:font-style-complex="italic"/>
    </style:style>
    <style:style style:name="P4" style:family="paragraph" style:parent-style-name="Standard">
      <style:text-properties fo:font-style="italic" officeooo:rsid="001425df" officeooo:paragraph-rsid="001425df" style:font-style-asian="italic" style:font-style-complex="italic"/>
    </style:style>
    <style:style style:name="P5" style:family="paragraph" style:parent-style-name="Standard">
      <style:text-properties fo:font-style="italic" officeooo:rsid="001425df" officeooo:paragraph-rsid="001b8ffb" style:font-style-asian="italic" style:font-style-complex="italic"/>
    </style:style>
    <style:style style:name="P6" style:family="paragraph" style:parent-style-name="Standard">
      <style:text-properties fo:font-style="italic" officeooo:rsid="001425df" officeooo:paragraph-rsid="002eb385" style:font-style-asian="italic" style:font-style-complex="italic"/>
    </style:style>
    <style:style style:name="P7" style:family="paragraph" style:parent-style-name="Standard">
      <style:text-properties fo:font-style="italic" officeooo:rsid="0025be8e" officeooo:paragraph-rsid="0025be8e" style:font-style-asian="italic" style:font-style-complex="italic"/>
    </style:style>
    <style:style style:name="P8" style:family="paragraph" style:parent-style-name="Standard">
      <style:text-properties fo:font-style="italic" officeooo:rsid="002835dd" officeooo:paragraph-rsid="002835dd" style:font-style-asian="italic" style:font-style-complex="italic"/>
    </style:style>
    <style:style style:name="P9" style:family="paragraph" style:parent-style-name="Standard">
      <style:text-properties fo:font-style="italic" officeooo:rsid="002d5b42" officeooo:paragraph-rsid="00377848" style:font-style-asian="italic" style:font-style-complex="italic"/>
    </style:style>
    <style:style style:name="P10" style:family="paragraph" style:parent-style-name="Standard">
      <style:text-properties fo:font-style="italic" fo:font-weight="bold" officeooo:rsid="0016afaa" officeooo:paragraph-rsid="0016afaa" style:font-style-asian="italic" style:font-weight-asian="bold" style:font-style-complex="italic" style:font-weight-complex="bold"/>
    </style:style>
    <style:style style:name="P11" style:family="paragraph" style:parent-style-name="Standard">
      <style:text-properties fo:font-style="italic" fo:font-weight="normal" officeooo:rsid="00176776" officeooo:paragraph-rsid="00176776" style:font-style-asian="italic" style:font-weight-asian="normal" style:font-style-complex="italic" style:font-weight-complex="normal"/>
    </style:style>
    <style:style style:name="P12" style:family="paragraph" style:parent-style-name="Standard">
      <style:text-properties fo:font-style="italic" fo:font-weight="normal" officeooo:rsid="00195a0e" officeooo:paragraph-rsid="00195a0e"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normal" officeooo:rsid="00176776" officeooo:paragraph-rsid="00176776" style:font-style-asian="normal" style:font-style-complex="normal"/>
    </style:style>
    <style:style style:name="P14" style:family="paragraph" style:parent-style-name="Standard">
      <style:text-properties fo:font-style="normal" officeooo:rsid="0027c2db" officeooo:paragraph-rsid="002835dd" style:font-style-asian="normal" style:font-style-complex="normal"/>
    </style:style>
    <style:style style:name="P15" style:family="paragraph" style:parent-style-name="Standard">
      <style:text-properties fo:font-style="normal" officeooo:rsid="0027c2db" officeooo:paragraph-rsid="0038881c" style:font-style-asian="normal" style:font-style-complex="normal"/>
    </style:style>
    <style:style style:name="P16" style:family="paragraph" style:parent-style-name="Standard">
      <style:text-properties fo:font-style="normal" officeooo:rsid="00377848" officeooo:paragraph-rsid="00377848" style:font-style-asian="normal" style:font-style-complex="normal"/>
    </style:style>
    <style:style style:name="P17" style:family="paragraph" style:parent-style-name="Standard">
      <style:text-properties fo:font-style="normal" officeooo:rsid="003bca05" officeooo:paragraph-rsid="003bca05" style:font-style-asian="normal" style:font-style-complex="normal"/>
    </style:style>
    <style:style style:name="T1" style:family="text">
      <style:text-properties style:text-position="super 58%"/>
    </style:style>
    <style:style style:name="T2" style:family="text">
      <style:text-properties fo:font-style="normal" style:font-style-asian="normal" style:font-style-complex="normal"/>
    </style:style>
    <style:style style:name="T3" style:family="text">
      <style:text-properties fo:font-style="normal" officeooo:rsid="00176776" style:font-style-asian="normal" style:font-style-complex="normal"/>
    </style:style>
    <style:style style:name="T4" style:family="text">
      <style:text-properties fo:font-style="normal" officeooo:rsid="00187188" style:font-style-asian="normal" style:font-style-complex="normal"/>
    </style:style>
    <style:style style:name="T5" style:family="text">
      <style:text-properties fo:font-style="normal" officeooo:rsid="00195a0e" style:font-style-asian="normal" style:font-style-complex="normal"/>
    </style:style>
    <style:style style:name="T6" style:family="text">
      <style:text-properties fo:font-style="normal" officeooo:rsid="001a1224" style:font-style-asian="normal" style:font-style-complex="normal"/>
    </style:style>
    <style:style style:name="T7" style:family="text">
      <style:text-properties fo:font-style="normal" officeooo:rsid="001b8ffb" style:font-style-asian="normal" style:font-style-complex="normal"/>
    </style:style>
    <style:style style:name="T8" style:family="text">
      <style:text-properties fo:font-style="normal" officeooo:rsid="001d78c5" style:font-style-asian="normal" style:font-style-complex="normal"/>
    </style:style>
    <style:style style:name="T9" style:family="text">
      <style:text-properties fo:font-style="normal" officeooo:rsid="001ee061" style:font-style-asian="normal" style:font-style-complex="normal"/>
    </style:style>
    <style:style style:name="T10" style:family="text">
      <style:text-properties fo:font-style="normal" officeooo:rsid="001f8bda" style:font-style-asian="normal" style:font-style-complex="normal"/>
    </style:style>
    <style:style style:name="T11" style:family="text">
      <style:text-properties fo:font-style="normal" officeooo:rsid="00223c31" style:font-style-asian="normal" style:font-style-complex="normal"/>
    </style:style>
    <style:style style:name="T12" style:family="text">
      <style:text-properties fo:font-style="normal" officeooo:rsid="0022458e" style:font-style-asian="normal" style:font-style-complex="normal"/>
    </style:style>
    <style:style style:name="T13" style:family="text">
      <style:text-properties fo:font-style="normal" officeooo:rsid="0022c411" style:font-style-asian="normal" style:font-style-complex="normal"/>
    </style:style>
    <style:style style:name="T14" style:family="text">
      <style:text-properties fo:font-style="normal" officeooo:rsid="00255311" style:font-style-asian="normal" style:font-style-complex="normal"/>
    </style:style>
    <style:style style:name="T15" style:family="text">
      <style:text-properties fo:font-style="normal" officeooo:rsid="002579e2" style:font-style-asian="normal" style:font-style-complex="normal"/>
    </style:style>
    <style:style style:name="T16" style:family="text">
      <style:text-properties fo:font-style="normal" officeooo:rsid="00279875" style:font-style-asian="normal" style:font-style-complex="normal"/>
    </style:style>
    <style:style style:name="T17" style:family="text">
      <style:text-properties fo:font-style="normal" officeooo:rsid="0027c2db" style:font-style-asian="normal" style:font-style-complex="normal"/>
    </style:style>
    <style:style style:name="T18" style:family="text">
      <style:text-properties fo:font-style="normal" officeooo:rsid="00297bc0" style:font-style-asian="normal" style:font-style-complex="normal"/>
    </style:style>
    <style:style style:name="T19" style:family="text">
      <style:text-properties fo:font-style="normal" officeooo:rsid="002aec24" style:font-style-asian="normal" style:font-style-complex="normal"/>
    </style:style>
    <style:style style:name="T20" style:family="text">
      <style:text-properties fo:font-style="normal" officeooo:rsid="002caa5d" style:font-style-asian="normal" style:font-style-complex="normal"/>
    </style:style>
    <style:style style:name="T21" style:family="text">
      <style:text-properties fo:font-style="normal" officeooo:rsid="002cd32f" style:font-style-asian="normal" style:font-style-complex="normal"/>
    </style:style>
    <style:style style:name="T22" style:family="text">
      <style:text-properties fo:font-style="normal" officeooo:rsid="002d49bf" style:font-style-asian="normal" style:font-style-complex="normal"/>
    </style:style>
    <style:style style:name="T23" style:family="text">
      <style:text-properties fo:font-style="normal" officeooo:rsid="002d5b42" style:font-style-asian="normal" style:font-style-complex="normal"/>
    </style:style>
    <style:style style:name="T24" style:family="text">
      <style:text-properties fo:font-style="normal" officeooo:rsid="002eb385" style:font-style-asian="normal" style:font-style-complex="normal"/>
    </style:style>
    <style:style style:name="T25" style:family="text">
      <style:text-properties fo:font-style="normal" officeooo:rsid="002f58e9" style:font-style-asian="normal" style:font-style-complex="normal"/>
    </style:style>
    <style:style style:name="T26" style:family="text">
      <style:text-properties fo:font-style="normal" officeooo:rsid="002f91ea" style:font-style-asian="normal" style:font-style-complex="normal"/>
    </style:style>
    <style:style style:name="T27" style:family="text">
      <style:text-properties fo:font-style="normal" officeooo:rsid="00310a34" style:font-style-asian="normal" style:font-style-complex="normal"/>
    </style:style>
    <style:style style:name="T28" style:family="text">
      <style:text-properties fo:font-style="normal" officeooo:rsid="003122bc" style:font-style-asian="normal" style:font-style-complex="normal"/>
    </style:style>
    <style:style style:name="T29" style:family="text">
      <style:text-properties fo:font-style="normal" officeooo:rsid="003225ae" style:font-style-asian="normal" style:font-style-complex="normal"/>
    </style:style>
    <style:style style:name="T30" style:family="text">
      <style:text-properties fo:font-style="normal" officeooo:rsid="00323ee0" style:font-style-asian="normal" style:font-style-complex="normal"/>
    </style:style>
    <style:style style:name="T31" style:family="text">
      <style:text-properties fo:font-style="normal" officeooo:rsid="0034afb7" style:font-style-asian="normal" style:font-style-complex="normal"/>
    </style:style>
    <style:style style:name="T32" style:family="text">
      <style:text-properties fo:font-style="normal" officeooo:rsid="0035d69a" style:font-style-asian="normal" style:font-style-complex="normal"/>
    </style:style>
    <style:style style:name="T33" style:family="text">
      <style:text-properties fo:font-style="normal" officeooo:rsid="00367577" style:font-style-asian="normal" style:font-style-complex="normal"/>
    </style:style>
    <style:style style:name="T34" style:family="text">
      <style:text-properties fo:font-style="normal" officeooo:rsid="00368f7d" style:font-style-asian="normal" style:font-style-complex="normal"/>
    </style:style>
    <style:style style:name="T35" style:family="text">
      <style:text-properties fo:font-style="normal" officeooo:rsid="00377848" style:font-style-asian="normal" style:font-style-complex="normal"/>
    </style:style>
    <style:style style:name="T36" style:family="text">
      <style:text-properties fo:font-style="normal" officeooo:rsid="0038881c" style:font-style-asian="normal" style:font-style-complex="normal"/>
    </style:style>
    <style:style style:name="T37" style:family="text">
      <style:text-properties fo:font-style="normal" officeooo:rsid="003c2b84"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officeooo:rsid="003b92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lly Brennan</text:p>
      <text:p text:style-name="P1">Software Design Spring 2015 – Section I</text:p>
      <text:p text:style-name="P1">Processor Paul Ruvolo and Ben Hill</text:p>
      <text:p text:style-name="P1">February 26<text:span text:style-name="T1">th</text:span>, 2015</text:p>
      <text:p text:style-name="P1"/>
      <text:p text:style-name="P2">Project Overview<text:span text:style-name="T2">:</text:span></text:p>
      <text:p text:style-name="P2"><text:tab/><text:span text:style-name="T5">The merit of </text:span><text:span text:style-name="T3">Shakespearean sonnets </text:span><text:span text:style-name="T5">lies in the implicit contradictions and uncertainties expressed through complex language that yields multiple interpretations. The expressions of thought and emotion resonate with matters that concern all humans: love, friendship, jealously, hope and despair (Enotes). </text:span><text:span text:style-name="T3">Sonnets are written in iambic pentameter, have fourteen lines, follow a set rhyme scheme, and have a turn or 'volta' (Poetic Form: Sonnet). <text:s/>In a Shakepearean sonnet, three quatrains and a couplet follow the rhyming scheme: abab, cdcd, efef, gg, </text:span><text:span text:style-name="T4">where t</text:span><text:span text:style-name="T3">he concluding couplet swerv</text:span><text:span text:style-name="T4">es in a surprising direction. Since Shakespearean sonnets have many specific, complex linguistic qualities, the limited scope of this project means that the python generated Shakespearean sonnet </text:span><text:span text:style-name="T14">aims to </text:span><text:span text:style-name="T4">incorporate </text:span><text:span text:style-name="T14">a </text:span><text:span text:style-name="T4">rhyming scheme and </text:span><text:span text:style-name="T14">with at least two lines using Markov analysis to prove that the generation of a Shakespearean sonnet is possible with a larger scoped project. The python script SonnetGenerator.py outputs </text:span><text:span text:style-name="T31">the last two lines of a possible Shakespearean sonnet. The code provides the framework for generating a full Shakespearean sonnet with a greater text input and improvements in computational efficiency. </text:span></text:p>
      <text:p text:style-name="P2"/>
      <text:p text:style-name="P4">Implementation: </text:p>
      <text:p text:style-name="P5"><text:span text:style-name="T2"><text:tab/></text:span><text:span text:style-name="T6">There are three main sections of the code are text processing, rhyme recognition and dictionary creation and sonnet generation. First, a section of the </text:span><text:span text:style-name="T8">selected Shakespearean text in the Project Gutenberg library is extracted</text:span><text:span text:style-name="T6">. In the </text:span><text:span text:style-name="T7">example</text:span><text:span text:style-name="T6"> code, </text:span><text:span text:style-name="T15">this one of Shakespeare's sonnet</text:span><text:span text:style-name="T6"> </text:span><text:span text:style-name="T7">It is important to only run part of the text because the rhyming dictionary generation section has a very long time (more on this below). Each line of the text is used to generate a list containing only the last word of each line, which is lowercase and stripped of all punctuation. This setup allows the these last words to be compared to generate rhyming families. </text:span></text:p>
      <text:p text:style-name="P6"><text:span text:style-name="T7"><text:tab/>The second section has two parts, rhyme recognition and rhyming dictionary creation. I used the </text:span><text:span text:style-name="T8">Natural Learning toolkit for the rhyming recognition part. One function analyzes the words for rhymes and the second function determines whether or not two words rhyme. </text:span><text:span text:style-name="T9">Based on the rhyming words, a rhyming dictionary is created, where each key contains rhyming families. The disadvantage of this approach is that code running time is very long for it to loop through the 'last_word' list and the dictionary keys. However, the dictionary is easy to read and understand compared to a bunch of nested listed. Each key is a word and the value of each key is the family of words that rhyme with the key, including the key. <text:s/>This allows the rhyming family </text:span><text:span text:style-name="T24">(value that contains more than one word that rhyme) </text:span><text:span text:style-name="T9">to be in one place and easily accessed. </text:span></text:p>
      <text:p text:style-name="P5"><text:span text:style-name="T8"><text:tab/>The third </text:span><text:span text:style-name="T9">section</text:span><text:span text:style-name="T8"> uses the generated rhyming dictionary to compile a </text:span><text:span text:style-name="T27">couple lines of a </text:span><text:span text:style-name="T8">sonnet. </text:span><text:span text:style-name="T25">A random line beginning, which contains everything but the last word, is chosen </text:span><text:span text:style-name="T26">and is </text:span><text:span text:style-name="T25">joined with </text:span><text:span text:style-name="T26">a randomly chosen rhyming word in a randomly chosen key.</text:span><text:span text:style-name="T25"> The code makes sure that the same two lines</text:span><text:span text:style-name="T26"> and rhyming </text:span><text:span text:style-name="T25">words are not chosen. </text:span><text:span text:style-name="T27">The last two lines of the sonnet (gg) are then generated. </text:span></text:p>
      <text:p text:style-name="P2"/>
      <text:p text:style-name="P2">Results: </text:p>
      <text:p text:style-name="P2"/>
      <text:p text:style-name="P7"><text:span text:style-name="T2"><text:tab/></text:span><text:span text:style-name="T17">T</text:span><text:span text:style-name="T2">he rhyme recognition portion of the code misses many of Shakespeare's rhymes, </text:span><text:span text:style-name="T17">unfortunately</text:span><text:span text:style-name="T2">. On one hand, this is surprising because the output of the 'rhyme' function is very long list of words created with a dictionary, so it is hard to imagine that the </text:span><text:span text:style-name="T18">function</text:span><text:span text:style-name="T2"> would miss a word. But th</text:span><text:span text:style-name="T18">is failure</text:span><text:span text:style-name="T2"> demonstrates the complexity of rhyming, especially for a computer, </text:span><text:span text:style-name="T16">because</text:span><text:span text:style-name="T2"> there are many different types of rhymes (perfect, general, identical, eye, mind, etc.). </text:span><text:span text:style-name="T17">The failure to recognize </text:span><text:span text:style-name="T19">different types of </text:span><text:soft-page-break/><text:span text:style-name="T17">rhymes propagates in to the rhyming dictionary formation, </text:span><text:span text:style-name="T20">which</text:span><text:span text:style-name="T17"> is </text:span><text:span text:style-name="T20">cr</text:span><text:span text:style-name="T21">itical for sonnet</text:span><text:span text:style-name="T17"> generation. Th</text:span><text:span text:style-name="T20">erefore</text:span><text:span text:style-name="T17">, the limitation in recognizing rhymes significantly constrains the sonnet generation output and overall success of the code. </text:span></text:p>
      <text:p text:style-name="P7"><text:span text:style-name="T17"><text:tab/></text:span><text:span text:style-name="T22">I ran the example code for one Shakespearean sonnet </text:span><text:span text:style-name="T32">from Project Gutenberg</text:span><text:span text:style-name="T22">, because of the computation and running time issue. </text:span><text:span text:style-name="T23">Due to the rhyming recognition constraint, only </text:span><text:span text:style-name="T24">one or two of my keys contained at least one rhyming family.</text:span><text:span text:style-name="T33"> With around </text:span><text:span text:style-name="T36">rhyming family per sonnet</text:span><text:span text:style-name="T33">, it is only possible to form two </text:span><text:span text:style-name="T36">randomly generated</text:span><text:span text:style-name="T33"> rhyming, </text:span><text:span text:style-name="T34">but t</text:span><text:span text:style-name="T36">his</text:span><text:span text:style-name="T33"> </text:span><text:span text:style-name="T34">is</text:span><text:span text:style-name="T33"> successful: </text:span></text:p>
      <text:p text:style-name="P7"/>
      <text:p text:style-name="P15"><text:tab/><text:tab/>Calls back the lovely April of her tomb</text:p>
      <text:p text:style-name="P15"><text:tab/><text:tab/>But if thou live, remember'd not to womb</text:p>
      <text:p text:style-name="P15"/>
      <text:p text:style-name="P15"><text:tab/><text:tab/>Look in thy glass and tell the face thou husbandry</text:p>
      <text:p text:style-name="P14"><text:tab/><text:tab/>Now is the time that face should form posterity</text:p>
      <text:p text:style-name="P8"/>
      <text:p text:style-name="P9"><text:span text:style-name="T17"><text:tab/><text:tab/></text:span><text:span text:style-name="T35">But if thou live, remember'd not to womb</text:span></text:p>
      <text:p text:style-name="P16"><text:tab/><text:tab/>Disdains the tillage of thy tomb</text:p>
      <text:p text:style-name="P16"/>
      <text:p text:style-name="P17">The code outputs the lines as items in a list. </text:p>
      <text:p text:style-name="P2"/>
      <text:p text:style-name="P2">Reflection:</text:p>
      <text:p text:style-name="P3"><text:span text:style-name="T2"><text:tab/></text:span><text:span text:style-name="T30">Considering that this was my first time designing a software program by figuring-out what to do, as well as build and nest various functions into a functioning program, my project process was somewhat successful. For example, I discovered that I enjoyed working on my project in SLAC because of the abundant help and productive work environment, so I will plan to attend future SLAC events when possible. Additionally, I found that drafting functions diagrams was helpful in structuring my code. Despite this, my project outcome was not ideal. </text:span></text:p>
      <text:p text:style-name="P3"><text:span text:style-name="T10"><text:tab/></text:span><text:span text:style-name="T30">My</text:span><text:span text:style-name="T10"> project design was probably slightly out of scope for </text:span><text:span text:style-name="T11">the 'mini-project'</text:span><text:span text:style-name="T10">. </text:span><text:span text:style-name="T28">But it successfully establishes the framework to expand and create a sonnet of fourteen lines that follows Shakespeare's rhyming pattern with </text:span><text:span text:style-name="T29">a higher volume of text input.</text:span><text:span text:style-name="T10"> </text:span><text:span text:style-name="T11">My sonnet generating program was more complex than I anticipated, as I struggled with computational with efficiency and running time.</text:span><text:span text:style-name="T10"> I definitely could have used more time o figure out ways to improve the </text:span><text:span text:style-name="T11">program </text:span><text:span text:style-name="T10">running time. </text:span><text:span text:style-name="T12">As a result, I am now quite curious about ways to increase computational efficiency.</text:span><text:span text:style-name="T10"> </text:span><text:span text:style-name="T37">Wi</text:span><text:span text:style-name="T10">h the work that I have put into my project, I believe I </text:span><text:span text:style-name="T12">have </text:span><text:span text:style-name="T37">gained good practice with </text:span><text:span text:style-name="T12">text mining and analysis techniques by accessing and importing outside text, exploring </text:span><text:span text:style-name="T13">and implementing </text:span><text:span text:style-name="T12">different python dictionaries (nltk), <text:s/>formating the text for processing, creating a dictionary of rhyming families, and </text:span><text:span text:style-name="T13">using the dictionary for the generation of a quasi-sonnet. </text:span><text:span text:style-name="T12"><text:s/></text:span></text:p>
      <text:p text:style-name="P2"/>
      <text:p text:style-name="P13">Works Cited:</text:p>
      <text:p text:style-name="P10"><text:a xlink:type="simple" xlink:href="http://denny518.blogspot.com/2014/02/writing-sonnets-by-python.html"><text:span text:style-name="T38">http://denny518.blogspot.com/2014/02/writing-sonnets-by-python.html</text:span></text:a><text:span text:style-name="T38"> </text:span></text:p>
      <text:p text:style-name="P11"><text:a xlink:type="simple" xlink:href="http://www.poets.org/poetsorg/text/poetic-form-sonnet"><text:span text:style-name="T2">http://www.poets.org/poetsorg/text/poetic-form-sonnet</text:span></text:a><text:span text:style-name="T2"> </text:span></text:p>
      <text:p text:style-name="P12"><text:a xlink:type="simple" xlink:href="http://www.enotes.com/topics/shakespeare-sonnets"><text:span text:style-name="T2">http://www.enotes.com/topics/shakespeare-sonnets</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3:37:22.887637103</meta:creation-date>
    <dc:date>2015-02-26T04:19:53.549006043</dc:date>
    <meta:editing-duration>PT4H59M20S</meta:editing-duration>
    <meta:editing-cycles>44</meta:editing-cycles>
    <meta:generator>LibreOffice/4.2.7.2$Linux_X86_64 LibreOffice_project/420m0$Build-2</meta:generator>
    <meta:document-statistic meta:table-count="0" meta:image-count="0" meta:object-count="0" meta:page-count="2" meta:paragraph-count="27" meta:word-count="993" meta:character-count="6324" meta:non-whitespace-character-count="5319"/>
  </office:meta>
</office:document-meta>
</file>